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están las <text:span text:style-name="Strong_20_Emphasis">pantallas clave</text:span> necesarias para el sistema <text:span text:style-name="Strong_20_Emphasis">GYM Manager</text:span>, organizadas por secciones principales y características descritas en el proyecto:</text:p>
      <text:p text:style-name="Horizontal_20_Line"/>
      <text:h text:style-name="Heading_20_3" text:outline-level="3"><text:span text:style-name="Strong_20_Emphasis">1. Inicio de Sesión y Registro</text:span></text:h>
      <text:h text:style-name="Heading_20_4" text:outline-level="4"><text:span text:style-name="Strong_20_Emphasis">1.1 Pantalla de Inicio de Sesión</text:span></text:h>
      <text:list text:style-name="L1">
        <text:list-item>
          <text:p text:style-name="P2">Opciones de autenticación: </text:p>
          <text:list>
            <text:list-item>
              <text:p text:style-name="P2">Ingreso con usuario y contraseña. </text:p>
            </text:list-item>
            <text:list-item>
              <text:p text:style-name="P2">Lector de huellas digitales (si el dispositivo lo soporta). </text:p>
            </text:list-item>
            <text:list-item>
              <text:p text:style-name="P2">Lector de código QR para ingreso rápido. </text:p>
            </text:list-item>
          </text:list>
        </text:list-item>
        <text:list-item>
          <text:p text:style-name="P1">Botón para recuperar contraseña. </text:p>
        </text:list-item>
      </text:list>
      <text:h text:style-name="Heading_20_4" text:outline-level="4"><text:span text:style-name="Strong_20_Emphasis">1.2 Pantalla de Registro</text:span></text:h>
      <text:list text:style-name="L2">
        <text:list-item>
          <text:p text:style-name="P4">Registro para nuevos usuarios (clientes del gimnasio). </text:p>
          <text:list>
            <text:list-item>
              <text:p text:style-name="P4">Campos básicos: Nombre, correo electrónico, teléfono, contraseña. </text:p>
            </text:list-item>
            <text:list-item>
              <text:p text:style-name="P4">Campos opcionales: Foto de perfil, preferencia de entrenamientos. </text:p>
            </text:list-item>
          </text:list>
        </text:list-item>
        <text:list-item>
          <text:p text:style-name="P4">Registro para dueños de gimnasios: </text:p>
          <text:list>
            <text:list-item>
              <text:p text:style-name="P4">Información del gimnasio: Nombre, dirección, servicios ofrecidos. </text:p>
            </text:list-item>
            <text:list-item>
              <text:p text:style-name="P3">Opciones para subir fotos y establecer horario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Dashboard Principal</text:span></text:h>
      <text:h text:style-name="Heading_20_4" text:outline-level="4"><text:span text:style-name="Strong_20_Emphasis">2.1 Para Usuarios</text:span></text:h>
      <text:list text:style-name="L3">
        <text:list-item>
          <text:p text:style-name="P6">Visualización de: </text:p>
          <text:list>
            <text:list-item>
              <text:p text:style-name="P6">Porcentaje de ocupación del gimnasio en tiempo real. </text:p>
            </text:list-item>
            <text:list-item>
              <text:p text:style-name="P6">Historial de entrenamientos y progreso. </text:p>
            </text:list-item>
            <text:list-item>
              <text:p text:style-name="P6">Notificaciones de pago o próximas citas. </text:p>
            </text:list-item>
          </text:list>
        </text:list-item>
        <text:list-item>
          <text:p text:style-name="P6">Accesos rápidos: </text:p>
          <text:list>
            <text:list-item>
              <text:p text:style-name="P6">Escanear QR para ingresar al gimnasio. </text:p>
            </text:list-item>
            <text:list-item>
              <text:p text:style-name="P6">Consultar recomendaciones personalizadas. </text:p>
            </text:list-item>
            <text:list-item>
              <text:p text:style-name="P5">Agendar citas con especialistas. </text:p>
            </text:list-item>
          </text:list>
        </text:list-item>
      </text:list>
      <text:h text:style-name="Heading_20_4" text:outline-level="4"><text:span text:style-name="Strong_20_Emphasis">2.2 Para Dueños de Gimnasios</text:span></text:h>
      <text:list text:style-name="L4">
        <text:list-item>
          <text:p text:style-name="P8">Visualización de métricas clave: </text:p>
          <text:list>
            <text:list-item>
              <text:p text:style-name="P8">Ocupación del gimnasio. </text:p>
            </text:list-item>
            <text:list-item>
              <text:p text:style-name="P8">Resumen de ingresos y pagos pendientes. </text:p>
            </text:list-item>
            <text:list-item>
              <text:p text:style-name="P8">Calificaciones y reportes enviados por los usuarios. </text:p>
            </text:list-item>
          </text:list>
        </text:list-item>
        <text:list-item>
          <text:p text:style-name="P8">Opciones de gestión: </text:p>
          <text:list>
            <text:list-item>
              <text:p text:style-name="P8">Registrar máquinas y servicios ofrecidos. </text:p>
            </text:list-item>
            <text:list-item>
              <text:p text:style-name="P8">Configurar horarios y notificaciones de apertura/cierre. </text:p>
            </text:list-item>
            <text:list-item>
              <text:p text:style-name="P7"><text:soft-page-break/>Subir fotos y promocione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Sistema de Pago</text:span></text:h>
      <text:h text:style-name="Heading_20_4" text:outline-level="4"><text:span text:style-name="Strong_20_Emphasis">3.1 Pantalla de Pago</text:span></text:h>
      <text:list text:style-name="L5">
        <text:list-item>
          <text:p text:style-name="P10">Opciones de pago: </text:p>
          <text:list>
            <text:list-item>
              <text:p text:style-name="P10">Seleccionar método (tarjeta, transferencia, AZUL). </text:p>
            </text:list-item>
            <text:list-item>
              <text:p text:style-name="P10">Comprar créditos de días. </text:p>
            </text:list-item>
            <text:list-item>
              <text:p text:style-name="P10">Revisar historial de pagos. </text:p>
            </text:list-item>
          </text:list>
        </text:list-item>
        <text:list-item>
          <text:p text:style-name="P9">Notificaciones de próximas fechas de pago. </text:p>
        </text:list-item>
      </text:list>
      <text:h text:style-name="Heading_20_4" text:outline-level="4"><text:span text:style-name="Strong_20_Emphasis">3.2 Pantalla de Confirmación de Pago</text:span></text:h>
      <text:list text:style-name="L6">
        <text:list-item>
          <text:p text:style-name="P12">Visualización del recibo de pago. </text:p>
        </text:list-item>
        <text:list-item>
          <text:p text:style-name="P11">Opción para descargar o enviar el recibo por correo. </text:p>
        </text:list-item>
      </text:list>
      <text:p text:style-name="Horizontal_20_Line"/>
      <text:h text:style-name="Heading_20_3" text:outline-level="3"><text:span text:style-name="Strong_20_Emphasis">4. Recomendaciones</text:span></text:h>
      <text:h text:style-name="Heading_20_4" text:outline-level="4"><text:span text:style-name="Strong_20_Emphasis">4.1 Pantalla de Recomendaciones Personalizadas</text:span></text:h>
      <text:list text:style-name="L7">
        <text:list-item>
          <text:p text:style-name="P14">Sugerencias de máquinas o rutinas según los objetivos del usuario. </text:p>
        </text:list-item>
        <text:list-item>
          <text:p text:style-name="P14">Acceso a videos tutoriales y enlaces a productos relacionados. </text:p>
        </text:list-item>
        <text:list-item>
          <text:p text:style-name="P13">Posibilidad de agregar recomendaciones como favoritas. </text:p>
        </text:list-item>
      </text:list>
      <text:p text:style-name="Horizontal_20_Line"/>
      <text:h text:style-name="Heading_20_3" text:outline-level="3"><text:span text:style-name="Strong_20_Emphasis">5. Gestión del Gimnasio</text:span></text:h>
      <text:h text:style-name="Heading_20_4" text:outline-level="4"><text:span text:style-name="Strong_20_Emphasis">5.1 Registro de Máquinas y Servicios</text:span></text:h>
      <text:list text:style-name="L8">
        <text:list-item>
          <text:p text:style-name="P16">Formulario para registrar nuevas máquinas. </text:p>
        </text:list-item>
        <text:list-item>
          <text:p text:style-name="P15">Configuración de servicios disponibles (locker, ducha, área de cambio, etc.). </text:p>
        </text:list-item>
      </text:list>
      <text:h text:style-name="Heading_20_4" text:outline-level="4"><text:span text:style-name="Strong_20_Emphasis">5.2 Visualización de Ocupación</text:span></text:h>
      <text:list text:style-name="L9">
        <text:list-item>
          <text:p text:style-name="P18">Gráfica en tiempo real del porcentaje de ocupación del gimnasio. </text:p>
        </text:list-item>
        <text:list-item>
          <text:p text:style-name="P17">Notificaciones automáticas en caso de sobreocupación o cierre. </text:p>
        </text:list-item>
      </text:list>
      <text:p text:style-name="Horizontal_20_Line"/>
      <text:h text:style-name="Heading_20_3" text:outline-level="3"><text:span text:style-name="Strong_20_Emphasis">6. Agendamiento de Citas</text:span></text:h>
      <text:h text:style-name="Heading_20_4" text:outline-level="4"><text:span text:style-name="Strong_20_Emphasis">6.1 Pantalla de Agenda</text:span></text:h>
      <text:list text:style-name="L10">
        <text:list-item>
          <text:p text:style-name="P20">Opciones para agendar citas con: </text:p>
          <text:list>
            <text:list-item>
              <text:p text:style-name="P20">Nutricionistas. </text:p>
            </text:list-item>
            <text:list-item>
              <text:p text:style-name="P20"><text:soft-page-break/>Psicólogos. </text:p>
            </text:list-item>
            <text:list-item>
              <text:p text:style-name="P20">Masajistas. </text:p>
            </text:list-item>
          </text:list>
        </text:list-item>
        <text:list-item>
          <text:p text:style-name="P19">Calendario interactivo con opción de reprogramación. </text:p>
        </text:list-item>
      </text:list>
      <text:p text:style-name="Horizontal_20_Line"/>
      <text:h text:style-name="Heading_20_3" text:outline-level="3"><text:span text:style-name="Strong_20_Emphasis">7. Perfil del Usuario</text:span></text:h>
      <text:h text:style-name="Heading_20_4" text:outline-level="4"><text:span text:style-name="Strong_20_Emphasis">7.1 Pantalla de Perfil</text:span></text:h>
      <text:list text:style-name="L11">
        <text:list-item>
          <text:p text:style-name="P22">Visualización y edición de datos personales. </text:p>
        </text:list-item>
        <text:list-item>
          <text:p text:style-name="P22">Historial de rutinas completadas. </text:p>
        </text:list-item>
        <text:list-item>
          <text:p text:style-name="P21">Preferencias y objetivos configurados. </text:p>
        </text:list-item>
      </text:list>
      <text:p text:style-name="Horizontal_20_Line"/>
      <text:h text:style-name="Heading_20_3" text:outline-level="3"><text:span text:style-name="Strong_20_Emphasis">8. Reportes</text:span></text:h>
      <text:h text:style-name="Heading_20_4" text:outline-level="4"><text:span text:style-name="Strong_20_Emphasis">8.1 Pantalla de Reportes</text:span></text:h>
      <text:list text:style-name="L12">
        <text:list-item>
          <text:p text:style-name="P24">Para usuarios: </text:p>
          <text:list>
            <text:list-item>
              <text:p text:style-name="P24">Enviar reportes sobre máquinas en mal estado o calificaciones del gimnasio. </text:p>
            </text:list-item>
          </text:list>
        </text:list-item>
        <text:list-item>
          <text:p text:style-name="P24">Para dueños: </text:p>
          <text:list>
            <text:list-item>
              <text:p text:style-name="P24">Ver reportes enviados por usuarios. </text:p>
            </text:list-item>
            <text:list-item>
              <text:p text:style-name="P23">Generar reportes de desempeño del gimnasio. </text:p>
            </text:list-item>
          </text:list>
        </text:list-item>
      </text:list>
      <text:p text:style-name="Horizontal_20_Line"/>
      <text:h text:style-name="Heading_20_3" text:outline-level="3"><text:span text:style-name="Strong_20_Emphasis">9. Configuración</text:span></text:h>
      <text:h text:style-name="Heading_20_4" text:outline-level="4"><text:span text:style-name="Strong_20_Emphasis">9.1 Configuración del Sistema</text:span></text:h>
      <text:list text:style-name="L13">
        <text:list-item>
          <text:p text:style-name="P26">Configurar notificaciones, accesos rápidos y preferencias de idioma. </text:p>
        </text:list-item>
        <text:list-item>
          <text:p text:style-name="P25">Ajustes de accesibilidad (contraste, tamaño de fuente). </text:p>
        </text:list-item>
      </text:list>
      <text:p text:style-name="Horizontal_20_Line"/>
      <text:h text:style-name="Heading_20_3" text:outline-level="3"><text:span text:style-name="Strong_20_Emphasis">10. Página de Ayuda y Soporte</text:span></text:h>
      <text:h text:style-name="Heading_20_4" text:outline-level="4"><text:span text:style-name="Strong_20_Emphasis">10.1 Pantalla de Soporte</text:span></text:h>
      <text:list text:style-name="L14">
        <text:list-item>
          <text:p text:style-name="P28">FAQ sobre el uso del sistema. </text:p>
        </text:list-item>
        <text:list-item>
          <text:p text:style-name="P28">Contacto para asistencia técnica. </text:p>
        </text:list-item>
        <text:list-item>
          <text:p text:style-name="P27">Tutoriales sobre funcionalidades clave. </text:p>
        </text:list-item>
      </text:list>
      <text:p text:style-name="Horizontal_20_Line"/>
      <text:p text:style-name="Text_20_body">¿Quieres que desarrolle alguna pantalla con más detalle o su estructura exacta? 😊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3:01:48.895000000</meta:creation-date>
    <dc:date>2024-12-24T13:01:51.854000000</dc:date>
    <meta:editing-duration>PT4S</meta:editing-duration>
    <meta:editing-cycles>1</meta:editing-cycles>
    <meta:document-statistic meta:table-count="0" meta:image-count="0" meta:object-count="0" meta:page-count="3" meta:paragraph-count="85" meta:word-count="513" meta:character-count="3350" meta:non-whitespace-character-count="2922"/>
    <meta:generator>LibreOffice/7.6.2.1$Windows_X86_64 LibreOffice_project/56f7684011345957bbf33a7ee678afaf4d2ba333</meta:generator>
  </office:meta>
</office:document-meta>
</file>